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.166in" fo:margin-left="0.0035in" fo:margin-top="0in" fo:margin-bottom="0in" table:align="left" style:writing-mode="lr-tb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0.4924in"/>
    </style:style>
    <style:style style:name="Table1.C" style:family="table-column">
      <style:table-column-properties style:column-width="0.4778in"/>
    </style:style>
    <style:style style:name="Table1.D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officeooo:rsid="0012dc69" officeooo:paragraph-rsid="0012dc69"/>
    </style:style>
    <style:style style:name="P2" style:family="paragraph" style:parent-style-name="Standard">
      <style:text-properties officeooo:rsid="00140f2e" officeooo:paragraph-rsid="0012dc69"/>
    </style:style>
    <style:style style:name="P3" style:family="paragraph" style:parent-style-name="Standard">
      <style:text-properties officeooo:rsid="0012dc69" officeooo:paragraph-rsid="0012dc69"/>
    </style:style>
    <style:style style:name="P4" style:family="paragraph" style:parent-style-name="Standard">
      <style:text-properties fo:color="#000000" officeooo:rsid="0012dc69" officeooo:paragraph-rsid="0012dc69"/>
    </style:style>
    <style:style style:name="P5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</style:style>
    <style:style style:name="P6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fo:color="#000000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fo:color="#000000"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</style:style>
    <style:style style:name="P10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in" fo:margin-right="0in" fo:line-height="107%" fo:text-align="center" style:justify-single-word="false" fo:text-indent="0in" style:auto-text-indent="false" style:writing-mode="lr-tb"/>
      <style:text-properties officeooo:rsid="0018c026" officeooo:paragraph-rsid="0018c026"/>
    </style:style>
    <style:style style:name="T1" style:family="text">
      <style:text-properties officeooo:rsid="0015c651"/>
    </style:style>
    <style:style style:name="T2" style:family="text">
      <style:text-properties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font-name="Calibri" fo:font-size="10pt" fo:language="en" fo:country="US" officeooo:rsid="0016f5cf" style:font-size-asian="10pt" style:language-asian="en" style:country-asian="US" style:font-name-complex="Times New Roman" style:font-size-complex="10pt" style:language-complex="ar" style:country-complex="SA"/>
    </style:style>
    <style:style style:name="T4" style:family="text">
      <style:text-properties style:font-name="Calibri" fo:font-size="10pt" fo:language="en" fo:country="US" officeooo:rsid="0016f5cf" style:font-size-asian="10pt" style:language-asian="en" style:country-asian="US" style:font-name-complex="Times New Roman" style:font-size-complex="10pt" style:language-complex="ar" style:country-complex="SA"/>
    </style:style>
    <style:style style:name="T5" style:family="text">
      <style:text-properties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T6" style:family="text">
      <style:text-properties style:font-name="Calibri" fo:font-size="10pt" fo:language="en" fo:country="US" officeooo:rsid="00172be4" style:font-size-asian="10pt" style:language-asian="en" style:country-asian="US" style:font-name-complex="Times New Roman" style:font-size-complex="10pt" style:language-complex="ar" style:country-complex="SA"/>
    </style:style>
    <style:style style:name="T7" style:family="text">
      <style:text-properties style:font-name="Calibri" fo:font-size="10pt" fo:language="en" fo:country="US" officeooo:rsid="0018c026" style:font-size-asian="10pt" style:language-asian="en" style:country-asian="US" style:font-name-complex="Times New Roman" style:font-size-complex="10pt" style:language-complex="ar" style:country-complex="SA"/>
    </style:style>
    <style:style style:name="T8" style:family="text">
      <style:text-properties style:font-name="Calibri" fo:font-size="10pt" fo:language="en" fo:country="US" officeooo:rsid="001a7473" style:font-size-asian="10pt" style:language-asian="en" style:country-asian="US" style:font-name-complex="Times New Roman" style:font-size-complex="10pt" style:language-complex="ar" style:country-complex="SA"/>
    </style:style>
    <style:style style:name="T9" style:family="text">
      <style:text-properties fo:color="#ff0000"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T10" style:family="text">
      <style:text-properties fo:color="#ff0000" style:font-name="Calibri" fo:font-size="10pt" fo:language="en" fo:country="US" officeooo:rsid="0016f5cf" style:font-size-asian="10pt" style:language-asian="en" style:country-asian="US" style:font-name-complex="Times New Roman" style:font-size-complex="10pt" style:language-complex="ar" style:country-complex="SA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color="#ff0000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8c026" style:font-size-asian="10pt" style:font-size-complex="10pt"/>
    </style:style>
    <style:style style:name="T15" style:family="text">
      <style:text-properties fo:font-size="10pt" officeooo:rsid="001a7473" style:font-size-asian="10pt" style:font-size-complex="10pt"/>
    </style:style>
    <style:style style:name="T16" style:family="text">
      <style:text-properties fo:font-variant="normal" fo:text-transform="none" fo:color="#ff0000" style:text-line-through-style="none" style:text-line-through-type="none" style:font-name="Calibri" fo:font-size="10pt" fo:language="en" fo:country="US" fo:font-style="normal" style:text-underline-style="none" fo:font-weight="normal" style:text-blinking="false" fo:background-color="transparent" loext:char-shading-value="0" style:font-size-asian="10pt" style:language-asian="en" style:country-asian="US" style:font-name-complex="Times New Roman" style:font-size-complex="10pt" style:language-complex="ar" style:country-complex="SA"/>
    </style:style>
    <style:style style:name="T17" style:family="text">
      <style:text-properties fo:font-variant="normal" fo:text-transform="none" style:text-line-through-style="none" style:text-line-through-type="none" style:font-name="Calibri" fo:font-size="10pt" fo:language="en" fo:country="US" fo:font-style="normal" style:text-underline-style="none" fo:font-weight="normal" style:text-blinking="false" fo:background-color="transparent" loext:char-shading-value="0" style:font-size-asian="10pt" style:language-asian="en" style:country-asian="US" style:font-name-complex="Times New Roman" style:font-size-complex="10pt" style:language-complex="ar" style:country-complex="SA"/>
    </style:style>
    <style:style style:name="T18" style:family="text">
      <style:text-properties fo:color="#000000"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T19" style:family="text">
      <style:text-properties fo:color="#000000" style:font-name="Calibri" fo:font-size="10pt" fo:language="en" fo:country="US" style:font-size-asian="10pt" style:language-asian="en" style:country-asian="US" style:font-name-complex="Times New Roman" style:font-size-complex="10pt" style:language-complex="ar" style:country-complex="SA"/>
    </style:style>
    <style:style style:name="T20" style:family="text">
      <style:text-properties fo:color="#000000" style:font-name="Calibri" fo:font-size="10pt" fo:language="en" fo:country="US" officeooo:rsid="0016f5cf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3</text:span> a)</text:p>
      <text:p text:style-name="P1"><text:s/></text:p>
      <text:p text:style-name="P4"><text:span text:style-name="T2">mem size: </text:span><text:span text:style-name="T2">512MB</text:span></text:p>
      <text:p text:style-name="P4"><text:bookmark text:name="docs-internal-guid-fd303252-7fff-1664-0640-e01a43a9a402"/><text:span text:style-name="T17">write-through/write not allocate</text:span></text:p>
      <text:p text:style-name="P7"><text:span text:style-name="T2">2-way</text:span></text:p>
      <text:p text:style-name="P7"><text:span text:style-name="T2">cache size:</text:span><text:span text:style-name="T3">8</text:span><text:span text:style-name="T2">kB</text:span></text:p>
      <text:p text:style-name="P7"><text:span text:style-name="T2">word size: </text:span><text:span text:style-name="T2">32bits </text:span><text:span text:style-name="T3">=&gt; 4bytes</text:span></text:p>
      <text:p text:style-name="P5"><text:span text:style-name="T18">line size: </text:span><text:span text:style-name="T18">32bytes</text:span><text:span text:style-name="T18">=&gt; </text:span><text:span text:style-name="T20">4</text:span><text:span text:style-name="T18"> words <text:s/>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<text:span text:style-name="T13">tag</text:span></text:p>
          </table:table-cell>
          <table:table-cell table:style-name="Table1.A1" office:value-type="string">
            <text:p text:style-name="P10"><text:span text:style-name="T13">index</text:span></text:p>
          </table:table-cell>
          <table:table-cell table:style-name="Table1.A1" office:value-type="string">
            <text:p text:style-name="P10"><text:span text:style-name="T13">offset</text:span></text:p>
          </table:table-cell>
          <table:table-cell table:style-name="Table1.A1" office:value-type="string">
            <text:p text:style-name="P10"><text:span text:style-name="T13">byte select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13">1</text:span><text:span text:style-name="T15">7</text:span></text:p>
          </table:table-cell>
          <table:table-cell table:style-name="Table1.A1" office:value-type="string">
            <text:p text:style-name="P11"><text:span text:style-name="T13">7</text:span></text:p>
          </table:table-cell>
          <table:table-cell table:style-name="Table1.A1" office:value-type="string">
            <text:p text:style-name="P9"><text:span text:style-name="T13">3</text:span></text:p>
          </table:table-cell>
          <table:table-cell table:style-name="Table1.A1" office:value-type="string">
            <text:p text:style-name="P11"><text:span text:style-name="T13">2</text:span></text:p>
          </table:table-cell>
        </table:table-row>
      </table:table>
      <text:p text:style-name="P6"/>
      <text:p text:style-name="P7"><text:span text:style-name="T2">mem size = 2^9 * 2^20 =&gt; 29 bits</text:span></text:p>
      <text:p text:style-name="P8">word size =4 B = 2^2 =&gt; 2 bits (byte select)</text:p>
      <text:p text:style-name="P5"><text:span text:style-name="T2">nº of lines = cache size / (line size * nº ways)= 2^</text:span><text:span text:style-name="T6">3 </text:span><text:span text:style-name="T2">* 2^10 / </text:span><text:span text:style-name="T6">(</text:span><text:span text:style-name="T2">2^</text:span><text:span text:style-name="T6">5</text:span><text:span text:style-name="T2"> * 2^1 </text:span><text:span text:style-name="T6">)</text:span><text:span text:style-name="T2">= 2^</text:span><text:span text:style-name="T6">7</text:span><text:span text:style-name="T2">=&gt; index bits =</text:span><text:span text:style-name="T6">7</text:span></text:p>
      <text:p text:style-name="P5"><text:span text:style-name="T2">offset bits =&gt; log 2 (line s</text:span><text:span text:style-name="T6">i</text:span><text:span text:style-name="T2">ze / word size) = log 2 (</text:span><text:span text:style-name="T6">32</text:span><text:span text:style-name="T2"> / </text:span><text:span text:style-name="T6">4</text:span><text:span text:style-name="T2">) = 3</text:span></text:p>
      <text:p text:style-name="P5"><text:span text:style-name="T2">tag bits = addr size - index - offset - bytes select = </text:span><text:span text:style-name="T7">1</text:span><text:span text:style-name="T8">7</text:span></text:p>
      <text:p text:style-name="P5"><text:span text:style-name="T9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06:21:38.127700861</meta:creation-date>
    <dc:date>2020-01-16T01:49:42.058414574</dc:date>
    <meta:editing-duration>PT45M34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1" meta:paragraph-count="21" meta:word-count="106" meta:character-count="452" meta:non-whitespace-character-count="363"/>
  </office:meta>
</office:document-meta>
</file>